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Courier 10 Pitch" svg:font-family="'Courier 10 Pitch'" style:font-pitch="fixed"/>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style:style>
    <style:style style:name="P2"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paragraph-rsid="00197af3"/>
    </style:style>
    <style:style style:name="P3"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97af3" officeooo:paragraph-rsid="00197af3"/>
    </style:style>
    <style:style style:name="P4"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bcea9" officeooo:paragraph-rsid="001bcea9"/>
    </style:style>
    <style:style style:name="P5"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1d7144"/>
    </style:style>
    <style:style style:name="P6"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1f2790"/>
    </style:style>
    <style:style style:name="P7"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1fc16b"/>
    </style:style>
    <style:style style:name="P8"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20d417"/>
    </style:style>
    <style:style style:name="P9"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fc16b" officeooo:paragraph-rsid="001fc16b"/>
    </style:style>
    <style:style style:name="P10"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20d417" officeooo:paragraph-rsid="0020d417"/>
    </style:style>
    <style:style style:name="P11"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21ed7d" officeooo:paragraph-rsid="0021ed7d"/>
    </style:style>
    <style:style style:name="P12"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6pt" fo:font-weight="bold" officeooo:rsid="0020d417" officeooo:paragraph-rsid="0020d417" style:font-size-asian="16pt" style:font-weight-asian="bold" style:font-size-complex="16pt" style:font-weight-complex="bold"/>
    </style:style>
    <style:style style:name="P13" style:family="paragraph" style:parent-style-name="Text_20_body">
      <style:paragraph-properties fo:margin-left="0in" fo:margin-right="0in" fo:margin-top="0in" fo:margin-bottom="0in" loext:contextual-spacing="false" fo:line-height="100%" fo:text-indent="0in" style:auto-text-indent="false"/>
      <style:text-properties fo:color="#000000" style:font-name="Chandas" fo:font-size="10pt" officeooo:rsid="00229291" officeooo:paragraph-rsid="00235228" style:font-size-asian="10pt" style:font-size-complex="10pt"/>
    </style:style>
    <style:style style:name="P14" style:family="paragraph" style:parent-style-name="Text_20_body">
      <style:paragraph-properties fo:margin-left="0in" fo:margin-right="0in" fo:margin-top="0in" fo:margin-bottom="0in" loext:contextual-spacing="false" fo:text-indent="0in" style:auto-text-indent="false"/>
      <style:text-properties fo:color="#000000" style:font-name="Courier 10 Pitch" fo:font-size="10pt" officeooo:rsid="0021ed7d" officeooo:paragraph-rsid="0021ed7d" style:font-size-asian="8.75pt" style:font-size-complex="10pt"/>
    </style:style>
    <style:style style:name="P15" style:family="paragraph" style:parent-style-name="Text_20_body">
      <style:paragraph-properties fo:margin-left="0in" fo:margin-right="0in" fo:margin-top="0in" fo:margin-bottom="0in" loext:contextual-spacing="false" fo:text-indent="0in" style:auto-text-indent="false"/>
      <style:text-properties fo:color="#000000" style:font-name="Courier 10 Pitch" fo:font-size="10pt" officeooo:rsid="00229291" officeooo:paragraph-rsid="00229291" style:font-size-asian="8.75pt" style:font-size-complex="10pt"/>
    </style:style>
    <style:style style:name="P16" style:family="paragraph" style:parent-style-name="Text_20_body">
      <style:paragraph-properties fo:margin-left="0in" fo:margin-right="0in" fo:margin-top="0in" fo:margin-bottom="0in" loext:contextual-spacing="false" fo:line-height="100%" fo:text-indent="0in" style:auto-text-indent="false"/>
      <style:text-properties fo:color="#000000" style:font-name="Courier 10 Pitch" fo:font-size="10pt" officeooo:rsid="00229291" officeooo:paragraph-rsid="00229291" style:font-size-asian="10pt" style:font-size-complex="10pt"/>
    </style:style>
    <style:style style:name="P17" style:family="paragraph" style:parent-style-name="Text_20_body">
      <style:paragraph-properties fo:margin-left="0in" fo:margin-right="0in" fo:margin-top="0in" fo:margin-bottom="0in" loext:contextual-spacing="false" fo:line-height="100%" fo:text-indent="0in" style:auto-text-indent="false"/>
      <style:text-properties fo:color="#0000cc" style:font-name="Chandas" fo:font-size="10pt" officeooo:rsid="00229291" officeooo:paragraph-rsid="00229291" style:font-size-asian="10pt" style:font-size-complex="10pt"/>
    </style:style>
    <style:style style:name="T1" style:family="text">
      <style:text-properties officeooo:rsid="001bcea9"/>
    </style:style>
    <style:style style:name="T2" style:family="text">
      <style:text-properties officeooo:rsid="001d7144"/>
    </style:style>
    <style:style style:name="T3" style:family="text">
      <style:text-properties officeooo:rsid="001f2790"/>
    </style:style>
    <style:style style:name="T4" style:family="text">
      <style:text-properties officeooo:rsid="001fc16b"/>
    </style:style>
    <style:style style:name="T5" style:family="text">
      <style:text-properties fo:font-style="italic" officeooo:rsid="001fc16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fc16b" style:font-style-asian="normal" style:font-style-complex="normal"/>
    </style:style>
    <style:style style:name="T8" style:family="text">
      <style:text-properties fo:font-style="normal" officeooo:rsid="0020d417" style:font-style-asian="normal" style:font-style-complex="normal"/>
    </style:style>
    <style:style style:name="T9" style:family="text">
      <style:text-properties officeooo:rsid="0021ed7d"/>
    </style:style>
    <style:style style:name="T10" style:family="text">
      <style:text-properties style:font-name="Courier 10 Pitch"/>
    </style:style>
    <style:style style:name="T11" style:family="text">
      <style:text-properties style:font-name="Courier 10 Pitch" style:font-size-asian="8.75pt"/>
    </style:style>
    <style:style style:name="T12" style:family="text">
      <style:text-properties style:font-name="Courier 10 Pitch" officeooo:rsid="00235228" style:font-size-asian="8.75pt"/>
    </style:style>
    <style:style style:name="T13" style:family="text">
      <style:text-properties fo:color="#0000cc" fo:font-weight="bold" style:font-weight-asian="bold" style:font-weight-complex="bold"/>
    </style:style>
    <style:style style:name="T14" style:family="text">
      <style:text-properties style:font-name="Chandas"/>
    </style:style>
    <style:style style:name="T15" style:family="text">
      <style:text-properties fo:color="#009900" style:font-name="Chandas"/>
    </style:style>
    <style:style style:name="T16" style:family="text">
      <style:text-properties fo:color="#009900" style:font-name="Chandas" fo:font-weight="bold" style:font-weight-asian="bold" style:font-weight-complex="bold"/>
    </style:style>
    <style:style style:name="T17" style:family="text">
      <style:text-properties officeooo:rsid="002352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 7</text:p>
      <text:p text:style-name="P3">Assignment 3: pthread concert ticket <text:span text:style-name="T1">sellers</text:span></text:p>
      <text:p text:style-name="P1"/>
      <text:p text:style-name="P1">Jonathan Weinstein<text:tab/><text:tab/>0</text:p>
      <text:p text:style-name="P1">Roy Zhang<text:tab/><text:tab/><text:tab/><text:tab/>0</text:p>
      <text:p text:style-name="P1">Nicholas Gadjali<text:tab/><text:tab/><text:tab/>0</text:p>
      <text:p text:style-name="P2">Erik Xu<text:tab/><text:tab/><text:tab/><text:tab/><text:tab/>0</text:p>
      <text:p text:style-name="P1">Kevin Ma<text:tab/><text:tab/><text:tab/><text:tab/><text:tab/>0</text:p>
      <text:p text:style-name="P3">Bryan Gallardo<text:tab/><text:tab/><text:tab/><text:span text:style-name="T1">0</text:span><text:tab/><text:tab/></text:p>
      <text:p text:style-name="P3"/>
      <text:p text:style-name="P4"><text:span text:style-name="T2">Supplementing this report</text:span>, further design decision<text:span text:style-name="T2">s</text:span> an<text:span text:style-name="T2">d</text:span> findings can be discussed during the grading session.</text:p>
      <text:p text:style-name="P4"/>
      <text:p text:style-name="P5">The source code is in POSIX C99, and consists of sellers.c and util.h. Building is basic and instructions are listed atop of sellers.c. A makefile is also provided for convenience. The program was tested on a Linux machine.</text:p>
      <text:p text:style-name="P3"/>
      <text:p text:style-name="P8">The hw3 description in the two pdf’s are not specific or clear on the program behavior in some areas. <text:span text:style-name="T3">Some freedom is also allowed in the project (other people are using Java and thus not using pthreads or language suitable for systems programming), so we made modifications that we feel make sense. These include:</text:span></text:p>
      <text:p text:style-name="P6"/>
      <text:p text:style-name="P6">* <text:span text:style-name="T3">Use 0 indexing for everything.</text:span></text:p>
      <text:p text:style-name="P6">* <text:span text:style-name="T3">Sellers are identified by a letter, customers by integer id.</text:span></text:p>
      <text:p text:style-name="P6">* <text:span text:style-name="T3">More specific on how seat fill ordering should happen taking various cases into account (e.g: low-price sellers start at position 99, and work towards the middle. If they collide with the mid sellers, then the low sellers start selling towards the front starting at the end of top gap.).</text:span></text:p>
      <text:p text:style-name="P7">* <text:span text:style-name="T4">We make "1 minute" be 10 milliseconds(msec) in program execution time.</text:span></text:p>
      <text:p text:style-name="P7">* <text:span text:style-name="T4">Instead of 10 </text:span><text:span text:style-name="T5">seperate(not including main)</text:span><text:span text:style-name="T7"> we have 9 separate threads, where main becomes the lone high-price seller after all initialization work is done. We think this is a good insight, because a each thread has a cost to them, and main would just be sleeping the whole time in the former method.</text:span></text:p>
      <text:p text:style-name="P7"><text:soft-page-break/><text:span text:style-name="T7">* We only use the condition variable once. It is used to signal that all other threads are ready and in cond_wait(), before broadcast() is called, so no thread misses it. Also, we use a special strategy of when to call broadcast, where there is no dedicated thread that may call it. Since before calling cond_wait(), a thread must have the mutex, it decrements a global counter initialized to the number of threads(10) before it might call cond_wait(). If the result is zero, the thread knows that all 9 other threads are in cond_wait(), and so the thread can instead issue the broadcast, knowing everyone else will receive it. This safely and deterministically ensures all threads begin at the same time </text:span><text:span text:style-name="T8">(they start at the close to the same time just because it was in the specs, and as an exercise in condition variables)</text:span><text:span text:style-name="T7">.</text:span></text:p>
      <text:p text:style-name="P7"><text:span text:style-name="T7"/></text:p>
      <text:p text:style-name="P9"><text:span text:style-name="T6">After that, only a mutex is used, as that is a more appropriate way to protect a shared data structure </text:span><text:span text:style-name="T8">(the integers that determine the next seat index)</text:span><text:span text:style-name="T6">.</text:span></text:p>
      <text:p text:style-name="P9"><text:span text:style-name="T6"/></text:p>
      <text:p text:style-name="P12">Synchronization strategy and parameters for realism:</text:p>
      <text:p text:style-name="P10">Our strategy is simple: just have a single mutex for all the seats. We think this is appropriate, because reserving a seat is an O(1) operation involving only a few integer loads, stores and compares. That is the critical section, and not a lot of time is spent in it compared <text:span text:style-name="T9">to </text:span>service time. After reserving a seat, a thread gets a unique index into a global array and can do whatever it wants with that slot without holding <text:span text:style-name="T9">the</text:span> lock. Also, to simulate doing some kind of (independent) work, the thread goes to sleep (again, not holding the lock) for some milliseconds (the low-sellers sleep from any where in 40-70 milliseconds, a long time for the cpu), thus contention on the single lock should be low.</text:p>
      <text:p text:style-name="P10"/>
      <text:p text:style-name="P11">The following shows trimmed output of some sample runs. If you run the program yourself, please make your terminal about 120 characters wide.</text:p>
      <text:p text:style-name="P11"/>
      <text:p text:style-name="P11">Usage is:</text:p>
      <text:p text:style-name="P11"><text:tab/><text:span text:style-name="T10">./sellers.out [N customers] [rng seed]</text:span></text:p>
      <text:p text:style-name="P11"><text:span text:style-name="T10"/></text:p>
      <text:p text:style-name="P11"><text:span text:style-name="T10"/></text:p>
      <text:p text:style-name="P14"/>
      <text:p text:style-name="P15"><text:soft-page-break/>./sellers.out 7</text:p>
      <text:p text:style-name="P15"/>
      <text:p text:style-name="P15"><text:span text:style-name="T13">...Omissions... </text:span></text:p>
      <text:p text:style-name="P15"/>
      <text:p text:style-name="P15">12HA00:110 16HA01:162 26HA02:237 31HA03:303 54HA04:510 58HA05:531 68HA06:596 ...none... ...none... ...none...</text:p>
      <text:p text:style-name="P15">...none... ...none... ...none... ...none... ...none... ...none... ...none... ...none... ...none... ...none...</text:p>
      <text:p text:style-name="P15">...none... ...none... ...none... ...none... ...none... ...none... ...none... ...none... ...none... ...none...</text:p>
      <text:p text:style-name="P15">...none... ...none... ...none... ...none... ...none... ...none... ...none... 69LA06:599 67MB06:595 66LF06:595</text:p>
      <text:p text:style-name="P15">63MB05:572 61MB04:549 59MA06:544 50MA05:426 46MA04:385 38MA03:346 35MA02:316 24MC02:224 19MA00:179 03MB00:034</text:p>
      <text:p text:style-name="P15">01MC00:028 07MC01:064 23MA01:219 25MB01:224 37MB02:326 41MC03:356 49MC04:423 56MB03:526 60MC05:545 62MC06:568</text:p>
      <text:p text:style-name="P15">65LD06:584 64LC06:579 57LB06:529 55LE06:511 53LB05:469 52LE05:445 51LF05:442 48LA05:418 47LB04:417 45LD05:384</text:p>
      <text:p text:style-name="P15">44LE04:379 43LC05:366 42LB03:366 40LA04:353 39LF04:353 36LE03:318 34LC04:314 33LF03:307 32LB02:307 30LA03:278</text:p>
      <text:p text:style-name="P15">29LE02:261 28LC03:256 27LD04:242 22LE01:216 21LD03:197 20LC02:188 18LA02:174 17LF02:169 15LD02:154 14LB01:141</text:p>
      <text:p text:style-name="P15">13LF01:117 11LA01:110 10LC01:108 09LD01:096 08LB00:087 06LE00:051 05LF00:042 04LD00:035 02LC00:032 00LA00:027</text:p>
      <text:p text:style-name="P15"/>
      <text:p text:style-name="P15">reservation seq no | seat no | seller id | customer id | cust arrival | reservation begin | service duration</text:p>
      <text:p text:style-name="P15"><text:s text:c="17"/>0 | <text:s text:c="5"/>99 | <text:s text:c="2"/>4 L A <text:s text:c="2"/>| <text:s text:c="10"/>0 | <text:s text:c="10"/>27 | <text:s text:c="15"/>27 | <text:s/>51</text:p>
      <text:p text:style-name="P15"><text:s text:c="17"/>1 | <text:s text:c="5"/>50 | <text:s text:c="2"/>3 M C <text:s text:c="2"/>| <text:s text:c="10"/>0 | <text:s text:c="10"/>28 | <text:s text:c="15"/>28 | <text:s/>33</text:p>
      <text:p text:style-name="P15"><text:s text:c="17"/>2 | <text:s text:c="5"/>98 | <text:s text:c="2"/>6 L C <text:s text:c="2"/>| <text:s text:c="10"/>0 | <text:s text:c="10"/>32 | <text:s text:c="15"/>32 | <text:s/>68</text:p>
      <text:p text:style-name="P15"><text:tab/><text:tab/><text:tab/><text:tab/><text:tab/><text:tab/><text:tab/><text:tab/><text:tab/><text:tab/><text:tab/><text:tab/><text:span text:style-name="T13">...Omissions... </text:span></text:p>
      <text:p text:style-name="P15"><text:s text:c="16"/>68 | <text:s text:c="6"/>6 | <text:s text:c="2"/>0 H A <text:s text:c="2"/>| <text:s text:c="10"/>6 | <text:s text:c="9"/>595 | <text:s text:c="14"/>596 | <text:s/>17</text:p>
      <text:p text:style-name="P15"><text:s text:c="16"/>69 | <text:s text:c="5"/>37 | <text:s text:c="2"/>4 L A <text:s text:c="2"/>| <text:s text:c="10"/>6 | <text:s text:c="9"/>598 | <text:s text:c="14"/>599 | <text:s/>43</text:p>
      <text:p text:style-name="P15">Not enough buyers to sell out, 30 seats unfilled</text:p>
      <text:p text:style-name="P15">No customers turned away</text:p>
      <text:p text:style-name="P15"/>
      <text:p text:style-name="P17">Comments on above outputs:</text:p>
      <text:p text:style-name="P13">* Note that various cases were considered when coding and testing. Even though the mid sellers and low sellers filled the lower gap, <text:span text:style-name="T17">the low sellers began selling from the end of the free top gap afterwards. (like </text:span><text:span text:style-name="T11">66LF06:595</text:span><text:span text:style-name="T12">)</text:span></text:p>
      <text:p text:style-name="P16">* “46MA04:385” <text:span text:style-name="T14">means:</text:span></text:p>
      <text:p text:style-name="P16"><text:span text:style-name="T14">Reservation </text:span><text:span text:style-name="T16">46</text:span><text:span text:style-name="T14"> made by </text:span><text:span text:style-name="T16">M</text:span><text:span text:style-name="T14">id seller </text:span><text:span text:style-name="T16">A</text:span><text:span text:style-name="T14"> to his customer of ID </text:span><text:span text:style-name="T15">4</text:span><text:span text:style-name="T14"> occurred at </text:span><text:span text:style-name="T16">385</text:span><text:span text:style-name="T14"> milliseconds since broadca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Courier 10 Pitch" svg:font-family="'Courier 10 Pitch'" style:font-pitch="fixed"/>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3:49:51.789358048</meta:creation-date>
    <dc:date>2018-03-20T17:04:15.135543143</dc:date>
    <meta:editing-duration>PT13M55S</meta:editing-duration>
    <meta:editing-cycles>3</meta:editing-cycles>
    <meta:generator>LibreOffice/5.1.6.2$Linux_X86_64 LibreOffice_project/10m0$Build-2</meta:generator>
    <meta:document-statistic meta:table-count="0" meta:image-count="0" meta:object-count="0" meta:page-count="3" meta:paragraph-count="48" meta:word-count="879" meta:character-count="5661" meta:non-whitespace-character-count="4491"/>
  </office:meta>
</office:document-meta>
</file>